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bindInfo.createFromXml( Element roo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RebindInfo.RebindInfo( String href , String se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bindInfo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bindInfo.getSeg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bindInfo.toXml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